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243a" officeooo:paragraph-rsid="001a24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vestigar o impacto dos processos de feedback de AGNs na evolução das galáxias hospedeiras.</text:p>
      <text:p text:style-name="P1">Feedback radiativo, no qual a pressão da radiação emitida pelas partículas caindo em um AGN forma um “vento” que excita o gás contido na galáxia hospedeira.</text:p>
      <text:p text:style-name="P1">Há cerca de 10 bilhões de anos Redshift 1-3 pois, durante esse período, o universo viu um pico na taxa de formação estelar cósmica.</text:p>
      <text:p text:style-name="P1">Lenteadas para aumentar o fluxo e melhorar a resolução espacial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01:41:09.066561779</meta:creation-date>
    <dc:date>2019-06-17T09:40:31.796714340</dc:date>
    <meta:editing-duration>PT7H49M12S</meta:editing-duration>
    <meta:editing-cycles>1</meta:editing-cycles>
    <meta:document-statistic meta:table-count="0" meta:image-count="0" meta:object-count="0" meta:page-count="1" meta:paragraph-count="4" meta:word-count="74" meta:character-count="443" meta:non-whitespace-character-count="373"/>
    <meta:generator>LibreOffice/6.0.7.3$Linux_X86_64 LibreOffice_project/00m0$Build-3</meta:generator>
  </office:meta>
</office:document-meta>
</file>